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cm" svg:height="1.5cm" svg:x="4cm" svg:y="11.5cm">
          <text:p text:style-name="P1">Title, Creator, Date, Language, Description,</text:p>
          <text:p text:style-name="P1">Format,Identifier,Language, Relation, Righ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1.5cm" svg:x="4cm" svg:y="13cm">
          <text:p text:style-name="P1">Relation, Version, Type, Publisher,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1.5cm" svg:x="4cm" svg:y="14.5cm">
          <text:p text:style-name="P1">Publisher,Subject,</text:p>
          <text:p text:style-name="P1"><text:s/>Rights, Version, Publication History, Publisher, Typ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cm" svg:height="1.5cm" svg:x="4cm" svg:y="16cm">
          <text:p text:style-name="P1">Source, Coverage,Part</text:p>
          <draw:enhanced-geometry svg:viewBox="0 0 21600 21600" draw:type="rectangle" draw:enhanced-path="M 0 0 L 21600 0 21600 21600 0 21600 0 0 Z N"/>
        </draw:custom-shape>
        <draw:frame draw:style-name="gr2" draw:layer="layout" svg:width="1.556cm" svg:height="0.962cm" svg:x="1.5cm" svg:y="12cm">
          <draw:text-box>
            <text:p>Alle</text:p>
          </draw:text-box>
        </draw:frame>
        <draw:frame draw:style-name="gr2" draw:layer="layout" svg:width="4.02cm" svg:height="0.962cm" svg:x="-0.52cm" svg:y="13.5cm">
          <draw:text-box>
            <text:p>Archivierung</text:p>
          </draw:text-box>
        </draw:frame>
        <draw:frame draw:style-name="gr2" draw:layer="layout" svg:width="5.032cm" svg:height="0.962cm" svg:x="-1.1cm" svg:y="14.8cm">
          <draw:text-box>
            <text:p>Veröffentlichung</text:p>
          </draw:text-box>
        </draw:frame>
        <draw:frame draw:style-name="gr2" draw:layer="layout" svg:width="3.317cm" svg:height="0.962cm" svg:x="0.2cm" svg:y="16.2cm">
          <draw:text-box>
            <text:p>Erstell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24T23:15:33</meta:creation-date>
    <dc:date>2011-07-24T23:33:57</dc:date>
    <meta:editing-duration>PT18M25S</meta:editing-duration>
    <meta:editing-cycles>5</meta:editing-cycles>
    <meta:generator>LibreOffice/3.3$Linux LibreOffice_project/330m19$Build-202</meta:generator>
    <meta:document-statistic meta:object-count="8"/>
  </office:meta>
</office:document-meta>
</file>